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116053c6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1083c"/>
    </style:style>
    <style:style style:name="P77" style:family="paragraph" style:parent-style-name="Standard">
      <style:paragraph-properties style:writing-mode="lr-tb"/>
      <style:text-properties officeooo:paragraph-rsid="1150e784"/>
    </style:style>
    <style:style style:name="P78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officeooo:rsid="10048e31"/>
    </style:style>
    <style:style style:name="T174" style:family="text">
      <style:text-properties style:font-name="Liberation Sans1" officeooo:rsid="10048e31"/>
    </style:style>
    <style:style style:name="T175" style:family="text">
      <style:text-properties officeooo:rsid="10048e31" style:font-size-asian="11pt" style:font-size-complex="11pt"/>
    </style:style>
    <style:style style:name="T17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79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officeooo:rsid="101b90cf"/>
    </style:style>
    <style:style style:name="T186" style:family="text">
      <style:text-properties officeooo:rsid="10b5b188"/>
    </style:style>
    <style:style style:name="T18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officeooo:rsid="101e15d6"/>
    </style:style>
    <style:style style:name="T190" style:family="text">
      <style:text-properties officeooo:rsid="10a19599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officeooo:rsid="1161083c"/>
    </style:style>
    <style:style style:name="T216" style:family="text">
      <style:text-properties officeooo:rsid="116053c6"/>
    </style:style>
    <style:style style:name="T217" style:family="text">
      <style:text-properties fo:font-weight="bold" officeooo:rsid="116053c6" style:font-weight-asian="bold" style:font-weight-complex="bold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font-name="Liberation Sans1" fo:font-size="12pt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 computers</text:span><text:span text:style-name="T149"><text:line-break/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7"> </text:span><text:span text:style-name="Strong_20_Emphasis"><text:span text:style-name="T158">Live </text:span></text:span><text:span text:style-name="Strong_20_Emphasis"><text:span text:style-name="T159">system (amd64)</text:span></text:span><text:span text:style-name="T160"> </text:span><text:span text:style-name="T161">en druk op de </text:span><text:span text:style-name="T162">Enter</text:span><text:span text:style-name="T163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4">Start de installatie</text:span><text:span text:style-name="T165"> </text:span><text:span text:style-name="T76">via </text:span><text:span text:style-name="T166">een </text:span><text:span text:style-name="T167">klik op </text:span><text:span text:style-name="Strong_20_Emphasis"><text:span text:style-name="T168">Activities</text:span></text:span><text:span text:style-name="T167"> en </text:span><text:span text:style-name="T169">een </text:span><text:span text:style-name="T167">klik op</text:span><text:span text:style-name="T170"> </text:span><text:span text:style-name="Strong_20_Emphasis"><text:span text:style-name="T171">Install Debi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3">Typ</text:span><text:span text:style-name="T174"> </text:span><text:span text:style-name="User_20_Entry"><text:span text:style-name="T175">live</text:span></text:span><text:span text:style-name="T174"> als</text:span><text:span text:style-name="T173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6">Volg de installatieschermen en vul deze in.</text:span></text:span><text:span text:style-name="T177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8">Maak verbinding met het </text:span><text:span text:style-name="T179">netwerk</text:span><text:span text:style-name="T178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4">Bij </text:span><text:span text:style-name="Strong_20_Emphasis"><text:span text:style-name="T180">Welcome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1">K</text:span><text:span text:style-name="T164">ies </text:span><text:span text:style-name="Strong_20_Emphasis"><text:span text:style-name="T180">Nederlands</text:span></text:span><text:span text:style-name="T164"> </text:span><text:span text:style-name="T182">en klik op </text:span><text:span text:style-name="Strong_20_Emphasis"><text:span text:style-name="T183">Volgend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4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5">B</text:span>ij <text:span text:style-name="T184">Regio</text:span> <text:span text:style-name="T185">kies</text:span> <text:span text:style-name="T184">Europa</text:span> 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4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89">K</text:span>ies <text:span text:style-name="T184">English (US)</text:span> <text:span text:style-name="T190">en </text:span><text:span text:style-name="Strong_20_Emphasis"><text:span text:style-name="T190">English (US, intl., with dead keys)</text:span></text:span><text:span text:style-name="T190">, </text:span>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91">Bij </text:span><text:span text:style-name="Strong_20_Emphasis"><text:span text:style-name="T192">Gebruikers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3">V</text:span><text:span text:style-name="T191">ul in </text:span><text:span text:style-name="Strong_20_Emphasis"><text:span text:style-name="T194">Wat is je naam?</text:span></text:span><text:span text:style-name="T195"> &lt;</text:span><text:span text:style-name="T196">gebruiker&gt;</text:span><text:span text:style-name="T197">,</text:span><text:span text:style-name="Strong_20_Emphasis"><text:span text:style-name="T198"><text:line-break/></text:span></text:span><text:span text:style-name="Strong_20_Emphasis"><text:span text:style-name="T194">Welke naam wil je gebruiken om in te loggen?</text:span></text:span><text:span text:style-name="T199"> &lt;</text:span><text:span text:style-name="T200">gebruikers</text:span><text:span text:style-name="T196">naam&gt;</text:span><text:span text:style-name="T164">,</text:span><text:span text:style-name="Strong_20_Emphasis"><text:span text:style-name="T201"><text:line-break/></text:span></text:span><text:span text:style-name="Strong_20_Emphasis"><text:span text:style-name="T202">Wat is de </text:span></text:span><text:span text:style-name="Strong_20_Emphasis"><text:span text:style-name="T194">naam van deze </text:span></text:span><text:span text:style-name="Strong_20_Emphasis"><text:span text:style-name="T202">computer</text:span></text:span><text:span text:style-name="Strong_20_Emphasis"><text:span text:style-name="T203"> </text:span></text:span><text:span text:style-name="T204">&lt;</text:span><text:span text:style-name="T196">computernaam&gt;</text:span><text:span text:style-name="T195">,</text:span></text:p>
            <text:p text:style-name="P64"><text:span text:style-name="T199">v</text:span><text:span text:style-name="T195">ul </text:span><text:span text:style-name="T205">tweemaal het </text:span><text:span text:style-name="Strong_20_Emphasis"><text:span text:style-name="T206">wachtwoord</text:span></text:span><text:span text:style-name="T205"> </text:span><text:span text:style-name="T195">in</text:span><text:span text:style-name="T207"> </text:span><text:span text:style-name="T182">en klik op </text:span><text:span text:style-name="Strong_20_Emphasis"><text:span text:style-name="T208">Volgende</text:span></text:span><text:span text:style-name="T182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11">Aanmelden als </text:span><text:span text:style-name="T60">&lt;</text:span><text:span text:style-name="T62">gebruike</text:span><text:span text:style-name="T63">r&gt;</text:span><text:span text:style-name="T16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2">☐</text:span></text:span></text:p>
          </table:table-cell>
          <table:table-cell table:style-name="_33_._5f_Installatie_5f_afronden.C3" office:value-type="string">
            <text:p text:style-name="P74"><text:span text:style-name="T213">Volg de welkomstschermen.</text:span><text:span text:style-name="T214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3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5"><text:span text:style-name="Strong_20_Emphasis"><text:span text:style-name="T212">☐</text:span></text:span></text:p>
          </table:table-cell>
          <table:table-cell table:style-name="_33_._5f_Installatie_5f_afronden.C3" office:value-type="string">
            <text:p text:style-name="P76"><text:span text:style-name="T215">V</text:span><text:span text:style-name="T216">erwijder </text:span><text:span text:style-name="T215">i</text:span><text:span text:style-name="T216">ndien nodig </text:span><text:span text:style-name="T184">Japans (Mozc)</text:span><text:span text:style-name="T216"> toetsenbord via </text:span><text:span text:style-name="T215">de</text:span><text:span text:style-name="T216"> </text:span><text:span text:style-name="T217">Toetsenbordinstellingen</text:span><text:span text:style-name="T21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6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7" office:value-type="string">
            <text:p text:style-name="P77"><text:span text:style-name="T75">Druk op de Super-toets</text:span><text:span text:style-name="T75"><text:note text:id="ftn6" text:note-class="footnote"><text:note-citation>1</text:note-citation><text:note-body><text:p text:style-name="P78">Windows-, command- of vergrootglastoets.</text:p></text:note-body></text:note></text:span><text:span text:style-name="T75">, ty</text:span><text:span text:style-name="T93">p </text:span><text:span text:style-name="User_20_Entry"><text:span text:style-name="T218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8" office:value-type="string">
            <text:p text:style-name="P79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9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1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0" office:value-type="string">
            <text:p text:style-name="P82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1" office:value-type="string">
            <text:p text:style-name="P82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20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2" office:value-type="string">
            <text:p text:style-name="P84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3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4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21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5" office:value-type="string">
            <text:p text:style-name="P86"><text:span text:style-name="T99">Selecteer</text:span><text:span text:style-name="T222"> </text:span><text:span text:style-name="Strong_20_Emphasis"><text:span text:style-name="T223">3</text:span></text:span><text:span text:style-name="T224"> </text:span><text:span text:style-name="T225">Installatie</text:span><text:span text:style-name="T226"> </text:span><text:span text:style-name="T227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6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7"><text:span text:style-name="Strong_20_Emphasis"><text:span text:style-name="T228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0"><text:span text:style-name="T211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91"><text:span text:style-name="T229">E</text:span><text:span text:style-name="T230">v</text:span><text:span text:style-name="T231">en</text:span><text:span text:style-name="T232">t</text:span><text:span text:style-name="T233">uele </text:span><text:span text:style-name="T234">extra </text:span><text:span text:style-name="T71">gebruiker</text:span><text:span text:style-name="T234">s aanmelden </text:span><text:span text:style-name="T235">en dezelfde stappen uitvoeren</text:span><text:span text:style-name="T236">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4"><text:span text:style-name="T237">Volg de welkomstschermen.</text:span><text:span text:style-name="T238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6"><text:span text:style-name="T76">Druk op de Super-toets</text:span><text:span text:style-name="T76"><text:note text:id="ftn8" text:note-class="footnote"><text:note-citation>2</text:note-citation><text:note-body><text:p text:style-name="P78">Windows-, command- of vergrootglastoets.</text:p></text:note-body></text:note></text:span><text:span text:style-name="T76">, t</text:span><text:span text:style-name="T93">yp </text:span><text:span text:style-name="User_20_Entry"><text:span text:style-name="T239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40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99">Selecteer</text:span><text:span text:style-name="T222"> </text:span><text:span text:style-name="Strong_20_Emphasis"><text:span text:style-name="T223">4</text:span></text:span><text:span text:style-name="T224"> </text:span><text:span text:style-name="T241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100"/>
      <text:p text:style-name="P101"/>
      <text:p text:style-name="P102"><text:span text:style-name="T242">E</text:span><text:span text:style-name="T243">inde c</text:span><text:span text:style-name="T244">hecklist, </text:span><text:span text:style-name="T245">d</text:span><text:span text:style-name="T244">e</text:span><text:span text:style-name="T246"> installatie van </text:span><text:span text:style-name="T246"><text:user-field-get text:name="Distro">Debian</text:user-field-get></text:span><text:span text:style-name="T116"><text:s/></text:span><text:span text:style-name="T117">Des</text:span><text:span text:style-name="T247">k</text:span><text:span text:style-name="T117">top</text:span><text:span text:style-name="T118"> </text:span><text:span text:style-name="T246">is voltooid.</text:span></text:p>
      <text:p text:style-name="P103"/>
      <text:list text:style-name="L2">
        <text:list-header>
          <text:p text:style-name="P104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105"><text:span text:style-name="T251">Licentie </text:span><text:span text:style-name="T250">C</text:span><text:span text:style-name="T252">C0</text:span><text:span text:style-name="T250"> 1.0 </text:span><text:span text:style-name="T25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2-03T16:03:16.733841416">03-1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2-03T16:03:16.631117924</dc:date>
    <meta:keyword>Installatie</meta:keyword>
    <meta:keyword>Checklist</meta:keyword>
    <meta:keyword>Linux</meta:keyword>
    <meta:editing-cycles>7142</meta:editing-cycles>
    <meta:editing-duration>P13DT2H6M33S</meta:editing-duration>
    <meta:print-date>2025-02-26T16:34:17.960837243</meta:print-date>
    <dc:creator>Karel Zimmer</dc:creator>
    <meta:document-statistic meta:table-count="4" meta:image-count="2" meta:object-count="0" meta:page-count="4" meta:paragraph-count="96" meta:word-count="549" meta:character-count="3705" meta:non-whitespace-character-count="3226"/>
    <meta:user-defined meta:name="Info 1"/>
    <meta:user-defined meta:name="Info 2"/>
    <meta:user-defined meta:name="Info 3"/>
    <meta:user-defined meta:name="Info 4"/>
  </office:meta>
</office:document-meta>
</file>